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3e246" officeooo:paragraph-rsid="00105df3"/>
    </style:style>
    <style:style style:name="P2" style:family="paragraph" style:parent-style-name="Standard">
      <style:text-properties officeooo:rsid="001507e3" officeooo:paragraph-rsid="00105df3"/>
    </style:style>
    <style:style style:name="P3" style:family="paragraph" style:parent-style-name="Standard">
      <style:text-properties officeooo:rsid="0016f65c" officeooo:paragraph-rsid="00105df3"/>
    </style:style>
    <style:style style:name="P4" style:family="paragraph" style:parent-style-name="Standard">
      <style:text-properties officeooo:rsid="00171050" officeooo:paragraph-rsid="00105df3"/>
    </style:style>
    <style:style style:name="P5" style:family="paragraph" style:parent-style-name="Standard">
      <style:text-properties officeooo:rsid="00fddbc5" officeooo:paragraph-rsid="00105df3"/>
    </style:style>
    <style:style style:name="P6" style:family="paragraph" style:parent-style-name="Standard">
      <style:text-properties officeooo:rsid="02f2b542" officeooo:paragraph-rsid="00105df3"/>
    </style:style>
    <style:style style:name="P7" style:family="paragraph" style:parent-style-name="Standard">
      <style:text-properties officeooo:rsid="00185649" officeooo:paragraph-rsid="00105df3"/>
    </style:style>
    <style:style style:name="P8" style:family="paragraph" style:parent-style-name="Standard">
      <style:text-properties officeooo:rsid="00df7717" officeooo:paragraph-rsid="00105df3"/>
    </style:style>
    <style:style style:name="P9" style:family="paragraph" style:parent-style-name="Standard">
      <style:text-properties officeooo:rsid="001af1f3" officeooo:paragraph-rsid="00105df3"/>
    </style:style>
    <style:style style:name="P10" style:family="paragraph" style:parent-style-name="Standard">
      <style:text-properties officeooo:rsid="001b2787" officeooo:paragraph-rsid="00105df3"/>
    </style:style>
    <style:style style:name="P11" style:family="paragraph" style:parent-style-name="Standard">
      <style:text-properties officeooo:rsid="001c9342" officeooo:paragraph-rsid="00105df3"/>
    </style:style>
    <style:style style:name="P12" style:family="paragraph" style:parent-style-name="Standard">
      <style:text-properties officeooo:rsid="002189da" officeooo:paragraph-rsid="00105df3"/>
    </style:style>
    <style:style style:name="P13" style:family="paragraph" style:parent-style-name="Standard">
      <style:text-properties officeooo:rsid="00222b52" officeooo:paragraph-rsid="00105df3"/>
    </style:style>
    <style:style style:name="P14" style:family="paragraph" style:parent-style-name="Standard">
      <style:text-properties officeooo:rsid="0022eb5b" officeooo:paragraph-rsid="00105df3"/>
    </style:style>
    <style:style style:name="T1" style:family="text">
      <style:text-properties officeooo:rsid="00df9ba6"/>
    </style:style>
    <style:style style:name="T2" style:family="text">
      <style:text-properties officeooo:rsid="00df7717"/>
    </style:style>
    <style:style style:name="T3" style:family="text">
      <style:text-properties officeooo:rsid="02f1ee8b"/>
    </style:style>
    <style:style style:name="T4" style:family="text">
      <style:text-properties officeooo:rsid="02f2b542"/>
    </style:style>
    <style:style style:name="T5" style:family="text">
      <style:text-properties officeooo:rsid="001ca071"/>
    </style:style>
    <style:style style:name="T6" style:family="text">
      <style:text-properties officeooo:rsid="00171050"/>
    </style:style>
    <style:style style:name="T7" style:family="text">
      <style:text-properties officeooo:rsid="00fddbc5"/>
    </style:style>
    <style:style style:name="T8" style:family="text">
      <style:text-properties officeooo:rsid="00880d6a"/>
    </style:style>
    <style:style style:name="T9" style:family="text">
      <style:text-properties officeooo:rsid="0019ee6c"/>
    </style:style>
    <style:style style:name="T10" style:family="text">
      <style:text-properties officeooo:rsid="001af1f3"/>
    </style:style>
    <style:style style:name="T11" style:family="text">
      <style:text-properties officeooo:rsid="00fe1e88"/>
    </style:style>
    <style:style style:name="T12" style:family="text">
      <style:text-properties officeooo:rsid="00df961c"/>
    </style:style>
    <style:style style:name="T13" style:family="text">
      <style:text-properties officeooo:rsid="001b2787"/>
    </style:style>
    <style:style style:name="T14" style:family="text">
      <style:text-properties officeooo:rsid="001c9342"/>
    </style:style>
    <style:style style:name="T15" style:family="text">
      <style:text-properties officeooo:rsid="001fac49"/>
    </style:style>
    <style:style style:name="T16" style:family="text">
      <style:text-properties officeooo:rsid="00222b52"/>
    </style:style>
    <style:style style:name="T17" style:family="text">
      <style:text-properties officeooo:rsid="02f30cdf"/>
    </style:style>
    <style:style style:name="T18" style:family="text">
      <style:text-properties officeooo:rsid="0023e2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Летом родители купили <text:s/>козу на Базаре, потому что когда папа получил свою первую зарплату на заводе и принёс отдавать маме 74 рубля, она растерянно спросила:</text:p>
      <text:p text:style-name="P2">- Как? Это всё?</text:p>
      <text:p text:style-name="P3">Белая коза понадобилась, чтоб стало легче жить, но на самом деле она только усложняла жизнь, потому что мне приходилось водить её на верёвке в улицу Кузнечную, или Литейную, чтоб щипала там траву под заборами.</text:p>
      <text:p text:style-name="P3">От её молока я отказывался, хоть мама уговаривала, что козье очень полезно.</text:p>
      <text:p text:style-name="P3">Потом её зарезали и нажарили котлет, но их я и попробовать отказался.</text:p>
      <text:p text:style-name="P3">Иногда в обеденный перерыв к нам <text:span text:style-name="T2">с </text:span>завода приходил сын бабы Кати — дядя Вади<text:span text:style-name="T3">к</text:span> в рабочей спецовке.</text:p>
      <text:p text:style-name="P3">Он уговаривал бабу Катю дать ему самогонку, потому что хлопцы ждут, а она отнекивалась.</text:p>
      <text:p text:style-name="P3">У дяди Вадика были блестящие чёрные волосы и кожа оливкового оттенка, как у юного Артура в романе «Овод», и чёрные усы щёточкой.</text:p>
      <text:p text:style-name="P3">На правой руке у него не хватало среднего пальца — отрезало в самом начале трудовой деятельности.</text:p>
      <text:p text:style-name="P3">- Смотрю, а палец мой на станке лежит, и у меня слёзы — кап-кап...- рассказывал он.</text:p>
      <text:p text:style-name="P3">Врачи хорошо зашили культю, получилась гладкая и без шрамов, так что когда он показывал дулю, <text:span text:style-name="T4">то </text:span>та у него выходила двуствольной. <text:s/></text:p>
      <text:p text:style-name="P3">Очень смешно, и ни у кого так не <text:span text:style-name="T5">получится</text:span>.</text:p>
      <text:p text:style-name="P3">Жил он в районе Автовокзала в хате своей жены Любы и тёщи и за это считался «примаком». <text:span text:style-name="T6">У примака нелёгкая судьба — приходится быть ниже травы, тише воды, тёщу называть «мамой» и ноги мыть курям, которых тёща держит <text:s/>во дворе.</text:span></text:p>
      <text:p text:style-name="P4">Мы все любили дядю Вадю — он такой смешной и добрый, <text:span text:style-name="T7">всегда улыбается и говорит: </text:span></text:p>
      <text:p text:style-name="P5">- Ну, как вы, детки золотые?</text:p>
      <text:p text:style-name="P4">А у его сына разноцветные глаза — один синий, а другой зелёный.</text:p>
      <text:p text:style-name="P4">В возрасте десяти лет, когда за стенкой в хате Пилюты был немецкий штаб, <text:span text:style-name="T7"><text:s/>Вадик Вакимов</text:span> залез на забор и хотел обрезать телефонный кабель их связи. </text:p>
      <text:p text:style-name="P4">Немцы на него наорали, но не стали <text:s/>расстреливать на месте.</text:p>
      <text:p text:style-name="P4">Когда я спросил зачем он <text:span text:style-name="T7">решился на такое</text:span>, <text:span text:style-name="T7">дядя Вадя</text:span> ответил, что уже не помнит. </text:p>
      <text:p text:style-name="P4">Но вряд ли его потянуло совершить подвиг, скорее всего захотелось разноцветных проводков из телефонного кабеля.</text:p>
      <text:p text:style-name="P6"/>
      <text:p text:style-name="P4"><text:span text:style-name="T2">По пути в </text:span>Нежинский Магазин, меня обогнали двое ребят на одном велосипеде. </text:p>
      <text:p text:style-name="P4">Тот, что сидел сзади на багажнике соскочил на землю и отвесил мне крепкую пощёчину.</text:p>
      <text:p text:style-name="P4">Конечно, это было беспредельное оскорбление чести и он на полголовы ниже меня, но я побоялся драться — мало того, что не умею, так ещё и второй, который тоже слез с велосипеда был явно старше меня.</text:p>
      <text:p text:style-name="P4">- Говорил <text:span text:style-name="T2">же </text:span>тебе, что получишь,- сказал коротышка и они уехали.</text:p>
      <text:p text:style-name="P4">Я понял кому стрелял в спину...</text:p>
      <text:p text:style-name="P4"/>
      <text:p text:style-name="P7">Взрослые киносеансы в <text:span text:style-name="T8">К</text:span>лубе были на шесть и на восемь часов вечера. </text:p>
      <text:p text:style-name="P7">Кино показывали на втором этаже, куда вела широкая лестница из толстенных крашенных досок. <text:s/></text:p>
      <text:p text:style-name="P7">Но верхняя площадка была вымощена квадратной плиточкой <text:span text:style-name="T9">и кроме двух высоких окон имела ещё три двери. </text:span></text:p>
      <text:p text:style-name="P6">За дверью направо находился небольшой зал с телевизором и лестницей в кинобудку и следом громадный зал Балетной Студии. </text:p>
      <text:p text:style-name="P8">Первая дверь слева вела на балкон <text:span text:style-name="T4">зрительного зала </text:span>и была вечно заперта, а возле второй стояла бдительная тётя Шура в своём вечном головном платке и обрывала контроль на билетах.</text:p>
      <text:p text:style-name="P7"><text:soft-page-break/>Пол в широком <text:span text:style-name="T4">зрительном </text:span>зале <text:span text:style-name="T2">спускался</text:span> с небольшим уклоном к сцене, <text:span text:style-name="T2">на которую вели</text:span> крылеч<text:span text:style-name="T2">ки по </text:span>её <text:span text:style-name="T2">сторонам</text:span>. </text:p>
      <text:p text:style-name="P7">Но всё это <text:span text:style-name="T2">скрывалось</text:span> широким белым экраном от одной стены зала до другой; для концертов или выступлений кукольного театра <text:span text:style-name="T4">экран, как занавеску,</text:span> <text:span text:style-name="T2">сдвигали</text:span> к <text:s/>стене <text:span text:style-name="T4">слева</text:span>. </text:p>
      <text:p text:style-name="P7"><text:span text:style-name="T2">По верху</text:span> <text:span text:style-name="T10">боковых</text:span> стен шёл балкон с гипсовой лепниной, <text:span text:style-name="T2">но до сцены он не доходил</text:span>, <text:span text:style-name="T2">у задней стены <text:s/>круто спускался с обеих сторон к своей запертой снаружи двери, чтобы не загораживать бойницы кинобудки откуда протягивался <text:s/>к экрану ширящийся луч света с кинофильмом.</text:span></text:p>
      <text:p text:style-name="P9"><text:span text:style-name="T2">В вестибюле на первом этаже р</text:span>ядом с окошечком кассы висело расписание фильмов на текущий месяц, которые менялись каждый день, кроме понедельник<text:span text:style-name="T4">а</text:span>, когда кино вообще не <text:span text:style-name="T11">крутили</text:span>. </text:p>
      <text:p text:style-name="P9">Так что можно заранее определиться и попросить у мамы двадцать копеек на билет.</text:p>
      <text:p text:style-name="P9">Летом расходы на кино совсем исчезали, потому что <text:span text:style-name="T2">возле</text:span> спуск<text:span text:style-name="T2">а</text:span> в Путепровод, позади длинной <text:span text:style-name="T11">ветхой </text:span>двухэтажки, б<text:span text:style-name="T12">ы</text:span>л парк КПВРЗ, где кроме трёх аллей, пустующей танцплощадки и пивного павильона <text:span text:style-name="T12">имелся</text:span> ещё и летний кинотеатр, <text:span text:style-name="T13">ограждённый забором с удобными щелями.</text:span></text:p>
      <text:p text:style-name="P10">Сеанс начинался <text:s/><text:span text:style-name="T12">после</text:span> девяти вечера, <text:span text:style-name="T12">почти засветло</text:span>. </text:p>
      <text:p text:style-name="P10">Но стоять уткнувшись носом в шершавые от непогоды доски не так уж и приятно. Поэтому <text:span text:style-name="T14">ребята</text:span> занимали выгодные места на старых яблонях позади кирпичной кинобудки. </text:p>
      <text:p text:style-name="P10">Если попадётся не очень удобная для сидения развилка, в следующий раз придёшь пораньше.</text:p>
      <text:p text:style-name="P10">По ходу фильма летняя темень сгущалась вокруг двух-трёх <text:span text:style-name="T12">неярких</text:span> фонарей парка <text:span text:style-name="T4">и</text:span> между <text:span text:style-name="T12">яблоневых </text:span>листь<text:span text:style-name="T12">ев</text:span> <text:span text:style-name="T12">в</text:span> небе проступали звёзды.</text:p>
      <text:p text:style-name="P10"><text:span text:style-name="T12">Н</text:span>а экране «Весёлые Ребята» <text:span text:style-name="T12">с </text:span>Леонид<text:span text:style-name="T12">ом</text:span> Утёсов<text:span text:style-name="T12">ым</text:span> тузили друг друга барабанами и контрабасами, а в менее уморные моменты можно запустить руку в яблоневую листву и нашарить мелкое, <text:span text:style-name="T12">кислое-прекислое </text:span>яблоко, где-нибудь между созвездием Кассиопеи и <text:span text:style-name="T15">галактикой </text:span>Магелланов<text:span text:style-name="T15">а</text:span> Облак<text:span text:style-name="T15">а</text:span>, а потом <text:span text:style-name="T14">мелко </text:span>покусывать его <text:span text:style-name="T14">несъедобно горький</text:span> твёрдокаменный бок.</text:p>
      <text:p text:style-name="P1">После хорошего фильма, как тот с Родионом Нахапетовым — без драк, войны, а просто про жизнь, про смерть, <text:s/>про любовь и красивую езду на мотоцикле по мелководью, зрители выходили из ворот парка на булыжную мостовую улицы Будённого без обычных свистов и гиков, а притихшей негустой толпой людей словно породнённых сеансом и шли сквозь темень тёплой ночи, редея рядами на раздорожьях, к фонарям у перекрёстка улиц Богдана Хмельницкого и Профессийной, <text:span text:style-name="T11">рядом с</text:span> Базар<text:span text:style-name="T11">ом</text:span>.</text:p>
      <text:p text:style-name="P10"/>
      <text:p text:style-name="P11">Но главное, из-за чего ребята ждут лето — это купание. </text:p>
      <text:p text:style-name="P12">Открытие купального сезона на Кандыбине в конце мая — знак наступления лета.</text:p>
      <text:p text:style-name="P12">Кандыбино — это ряд рыбных озёр по разведению зеркального карпа, из которых вытекает речка Езуч. А по <text:span text:style-name="T11">озёрным</text:span> дамбам иногда проезжает обходчик на велосипеде, чтоб пацаны не очень-то браконьерничали своими удочками.</text:p>
      <text:p text:style-name="P12">В крайнем из озёр карпов не охраняют — оно <text:span text:style-name="T12">оставлено</text:span> для купания отдыхающих пляжников.</text:p>
      <text:p text:style-name="P12">Но, чтобы начать хождение на Кандыбино, надо знать как туда идти.</text:p>
      <text:p text:style-name="P12">Мама сказала, что девчонкой туда ходила, но объяснить не может и об этом лучше спросить дядю Толика, который и на работу, и с работы, и вообще везде, ездит на сво<text:span text:style-name="T1">ей</text:span> «<text:span text:style-name="T1">яве»</text:span> — уж он-то все дороги знает.</text:p>
      <text:p text:style-name="P12">Путь на Кандыбино, по его объяснению, найти легко: идёшь в город по проспекту Мира <text:span text:style-name="T16">и сразу же после моста железнодорожной насыпи — поворот направо, пропустить невозможно, это ромненская трасса. <text:s/></text:span></text:p>
      <text:p text:style-name="P13">Спускаешься по этой дорог<text:span text:style-name="T17">е</text:span> до перекрёстка и там тоже направо, пока не появится железнодорожный шлагбаум, от него свернуть влево и — вот тебе и Кандыбино.</text:p>
      <text:p text:style-name="P13">Младшие, конечно же, увязались идти со мной. <text:s/>Мы взяли старое постельное покрывало, чтобы на нём загорать, положили его в плетёную сетку-авоську вместе с бутылкой воды, и <text:soft-page-break/>пошли на Переезд, где начинается проспект Мира.</text:p>
      <text:p text:style-name="P13">До насыпи путь был знаком по первомайской демонстрации. </text:p>
      <text:p text:style-name="P13">Мы прошли под мостом и вот она, дорога вправо — прямо под насыпью.</text:p>
      <text:p text:style-name="P13">Правда, на трассу мало похожа — никакого асфальта, но дорога же, и широкая, и первая за мостом вправо.</text:p>
      <text:p text:style-name="P13">Мы свернули на неё и шли вдоль насыпи, а дорога становилась всё уже, превращаясь в широкую тропу, потом просто в тропку, которая потом тоже пропала.</text:p>
      <text:p text:style-name="P13">Пришлось подняться на насыпь, повытряхивать песок из сандалий и идти дальше по шпалам и рельсам.</text:p>
      <text:p text:style-name="P13">Наташа первой замечала поезда догонявшие нас сзади, и мы спускались на неровный щебень отсыпки, уступая путь слитному громыханью летящих мимо вагонов.</text:p>
      <text:p text:style-name="P13">Когда мы дошли до следующего моста, под которым не было никакого проспекта, а лишь <text:s/>колеи железнодорожных путей, и наша насыпь тоже заворачивала, чтобы спуститься, параллельно ими, к далёкому <text:span text:style-name="T1">В</text:span>окзалу, стало ясно, что мы идём в обратную сторону, а ни на какой ни на пляж.</text:p>
      <text:p text:style-name="P14">И тут мы заметили далеко внизу под нашей насыпью и под насыпью путей проложенных под мостом, небольшое поле, а на нём две группы ребят в летних одёжках с такими же сетками, как у нас, и даже с мячом, которые направлялись к рощице зелёных деревьев. Наверняка <text:span text:style-name="T11">купаться</text:span>!</text:p>
      <text:p text:style-name="P14">Мы спустились по крутым насыпям и пошли через поле той же тропой, что и предыдущие ребята, давно скрывшиеся из виду. Потом <text:span text:style-name="T17">мы шли </text:span>через осиновую рощу вдоль одинокой железнодорожной колеи без щебёнки и на деревянных, а не бетонных, шпалах; пока не показалась шоссейная насыпь с <text:span text:style-name="T11">поднятыми </text:span>шлагбаумами по сторонам вот этого тихого пустого пути.</text:p>
      <text:p text:style-name="P14">Мы пересекли шоссе и пошли по широкой, местами топкой тропе. </text:p>
      <text:p text:style-name="P14">Грудь расправилась осторожным ликованием: ага, Кандыбино! не спрячешься! — потому что по той же тропе шли люди явно пляжного вида. Они шли в обоих направлениях, но туда <text:s/>больше, чем обратно.</text:p>
      <text:p text:style-name="P14">Тропа вывела к широкому каналу тёмной воды между берегом и противоположной дамбой рыбных озёр, но на этом не кончалась, а вела дальше вдоль канала.</text:p>
      <text:p text:style-name="P14">Мы пошли вперёд между зелёны<text:span text:style-name="T11">х</text:span> деревь<text:span text:style-name="T11">ев</text:span>, под белыми облаками и солнцем <text:span text:style-name="T11">в </text:span>лазурно-сине<text:span text:style-name="T11">м</text:span> летне<text:span text:style-name="T11">м</text:span> неб<text:span text:style-name="T11">е</text:span>.</text:p>
      <text:p text:style-name="P14"><text:s/><text:span text:style-name="T11">П</text:span>равильны<text:span text:style-name="T11">е</text:span> ряд<text:span text:style-name="T11">ы</text:span> фруктовы<text:span text:style-name="T11">х</text:span> деревь<text:span text:style-name="T11">ев</text:span> неухоженного и одичалого сада <text:span text:style-name="T11">подымались н</text:span>а плавн<text:span text:style-name="T11">ый</text:span> <text:span text:style-name="T11">склон</text:span> <text:span text:style-name="T11">с</text:span>права от тропы.</text:p>
      <text:p text:style-name="P14">Впереди канал раздви<text:span text:style-name="T11">ну</text:span>лся в широкое озеро с песчаным берегом. <text:s/></text:p>
      <text:p text:style-name="P14"><text:span text:style-name="T11">Прибрежный п</text:span>есок <text:span text:style-name="T17">окружала</text:span> трав<text:span text:style-name="T11">а</text:span> меж редкими высокими кустами смородины квадратно-гнездового сада.</text:p>
      <text:p text:style-name="P14"><text:span text:style-name="T11">Выбрав</text:span> свободный кусок травы <text:span text:style-name="T1">для</text:span> наше<text:span text:style-name="T1">го</text:span> покрывал<text:span text:style-name="T1">а</text:span>, <text:span text:style-name="T1">мы </text:span>быстро-быстро разделись и по нестерпимо горячему для босых ног песку побежали к воде, что плескала<text:span text:style-name="T18">сь</text:span> и <text:span text:style-name="T18">брызгалась под неумолчный визг, крик и хохот десятков купающихся.</text:span></text:p>
      <text:p text:style-name="P1">Лето! Ах, лето!</text:p>
      <text:p text:style-name="P1">Потом выяснилось, что дядя Толик не знал о существовании той исчезающей дороги под насыпью. <text:span text:style-name="T1">Когда е</text:span>го мотоцикл на скорости <text:span text:style-name="T1">пролетал</text:span> под мост<text:span text:style-name="T1">ом</text:span> на проспекте Мира, <text:span text:style-name="T1">то </text:span>за пару секунд оказывался у ромненской трассы, до которой пешком топать метров двес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5:29:47.519349616</meta:creation-date>
    <dc:date>2017-03-01T15:29:52.931148729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0" meta:word-count="1469" meta:character-count="9305" meta:non-whitespace-character-count="7852"/>
    <meta:generator>LibreOffice/4.3.3.2$Linux_x86 LibreOffice_project/430m0$Build-2</meta:generator>
  </office:meta>
</office:document-meta>
</file>